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.container {</text:p>
      <text:p text:style-name="Normal"><text:s text:c="2"/>width: 100%;</text:p>
      <text:p text:style-name="Normal"><text:s text:c="2"/>height: auto;</text:p>
      <text:p text:style-name="Normal"><text:s text:c="2"/>display: flex;</text:p>
      <text:p text:style-name="Normal"><text:s text:c="2"/>min-height: 100vh;</text:p>
      <text:p text:style-name="Normal"><text:s text:c="2"/>align-items: center;</text:p>
      <text:p text:style-name="Normal"><text:s text:c="2"/>flex-direction: column;</text:p>
      <text:p text:style-name="Normal">}</text:p>
      <text:p text:style-name="Normal">.top-container {</text:p>
      <text:p text:style-name="Normal"><text:s text:c="2"/>width: 100%;</text:p>
      <text:p text:style-name="Normal"><text:s text:c="2"/>height: 600px;</text:p>
      <text:p text:style-name="Normal"><text:s text:c="2"/>display: flex;</text:p>
      <text:p text:style-name="Normal"><text:s text:c="2"/>align-items: center;</text:p>
      <text:p text:style-name="Normal"><text:s text:c="2"/>flex-direction: column;</text:p>
      <text:p text:style-name="Normal"><text:s text:c="2"/>background-size: cover;</text:p>
      <text:p text:style-name="Normal"><text:s text:c="2"/>background-image: url("https://images.unsplash.com/photo-1499536750593-134646658508?ixid=Mnw5MTMyMXwwfDF8c2VhcmNofDZ8fE1vdG9yc3BvcnR8ZW58MHx8fHwxNjUxMTU2OTIz&amp;ixlib=rb-1.2.1&amp;w=1500");</text:p>
      <text:p text:style-name="Normal"><text:s text:c="2"/>background-position: 0% 40%;</text:p>
      <text:p text:style-name="Normal">}</text:p>
      <text:p text:style-name="Normal">.navbar {</text:p>
      <text:p text:style-name="Normal"><text:s text:c="2"/>width: 100%;</text:p>
      <text:p text:style-name="Normal"><text:s text:c="2"/>display: flex;</text:p>
      <text:p text:style-name="Normal"><text:s text:c="2"/>padding: var(--dl-space-space-doubleunit);</text:p>
      <text:p text:style-name="Normal"><text:s text:c="2"/>max-width: 1000px;</text:p>
      <text:p text:style-name="Normal"><text:s text:c="2"/>align-items: center;</text:p>
      <text:p text:style-name="Normal"><text:s text:c="2"/>flex-direction: row;</text:p>
      <text:p text:style-name="Normal"><text:s text:c="2"/>justify-content: space-between;</text:p>
      <text:p text:style-name="Normal">}</text:p>
      <text:p text:style-name="Normal">.right-side {</text:p>
      <text:p text:style-name="Normal"><text:s text:c="2"/>display: flex;</text:p>
      <text:p text:style-name="Normal"><text:s text:c="2"/>align-items: center;</text:p>
      <text:soft-page-break/>
      <text:p text:style-name="Normal"><text:s text:c="2"/>flex-direction: row;</text:p>
      <text:p text:style-name="Normal"><text:s text:c="2"/>justify-content: space-between;</text:p>
      <text:p text:style-name="Normal">}</text:p>
      <text:p text:style-name="Normal">.links-container {</text:p>
      <text:p text:style-name="Normal"><text:s text:c="2"/>display: flex;</text:p>
      <text:p text:style-name="Normal"><text:s text:c="2"/>align-items: center;</text:p>
      <text:p text:style-name="Normal"><text:s text:c="2"/>flex-direction: row;</text:p>
      <text:p text:style-name="Normal"><text:s text:c="2"/>justify-content: space-between;</text:p>
      <text:p text:style-name="Normal">}</text:p>
      <text:p text:style-name="Normal">.text {</text:p>
      <text:p text:style-name="Normal"><text:s text:c="2"/>margin-right: var(--dl-space-space-doubleunit);</text:p>
      <text:p text:style-name="Normal">}</text:p>
      <text:p text:style-name="Normal">.burger-menu {</text:p>
      <text:p text:style-name="Normal"><text:s text:c="2"/>display: none;</text:p>
      <text:p text:style-name="Normal"><text:s text:c="2"/>align-items: center;</text:p>
      <text:p text:style-name="Normal"><text:s text:c="2"/>flex-direction: row;</text:p>
      <text:p text:style-name="Normal"><text:s text:c="2"/>justify-content: space-between;</text:p>
      <text:p text:style-name="Normal">}</text:p>
      <text:p text:style-name="Normal">.burger-menu {</text:p>
      <text:p text:style-name="Normal"><text:s text:c="2"/>width: 24px;</text:p>
      <text:p text:style-name="Normal"><text:s text:c="2"/>height: 24px;</text:p>
      <text:p text:style-name="Normal">}</text:p>
      <text:p text:style-name="Normal">.mobile-menu {</text:p>
      <text:p text:style-name="Normal"><text:s text:c="2"/>top: 0px;</text:p>
      <text:p text:style-name="Normal"><text:s text:c="2"/>flex: 0 0 auto;</text:p>
      <text:p text:style-name="Normal"><text:s text:c="2"/>left: 0px;</text:p>
      <text:p text:style-name="Normal"><text:s text:c="2"/>width: 100%;</text:p>
      <text:p text:style-name="Normal"><text:s text:c="2"/>height: 100%;</text:p>
      <text:p text:style-name="Normal"><text:s text:c="2"/>display: none;</text:p>
      <text:p text:style-name="Normal"><text:s text:c="2"/>padding: var(--dl-space-space-doubleunit);</text:p>
      <text:p text:style-name="Normal"><text:s text:c="2"/>z-index: 100;</text:p>
      <text:soft-page-break/>
      <text:p text:style-name="Normal"><text:s text:c="2"/>position: absolute;</text:p>
      <text:p text:style-name="Normal"><text:s text:c="2"/>flex-direction: column;</text:p>
      <text:p text:style-name="Normal"><text:s text:c="2"/>justify-content: space-between;</text:p>
      <text:p text:style-name="Normal"><text:s text:c="2"/>background-color: #fff;</text:p>
      <text:p text:style-name="Normal">}</text:p>
      <text:p text:style-name="Normal">.nav {</text:p>
      <text:p text:style-name="Normal"><text:s text:c="2"/>flex: 0 0 auto;</text:p>
      <text:p text:style-name="Normal"><text:s text:c="2"/>display: flex;</text:p>
      <text:p text:style-name="Normal"><text:s text:c="2"/>align-items: flex-start;</text:p>
      <text:p text:style-name="Normal"><text:s text:c="2"/>flex-direction: column;</text:p>
      <text:p text:style-name="Normal">}</text:p>
      <text:p text:style-name="Normal">.top {</text:p>
      <text:p text:style-name="Normal"><text:s text:c="2"/>flex: 0 0 auto;</text:p>
      <text:p text:style-name="Normal"><text:s text:c="2"/>width: 100%;</text:p>
      <text:p text:style-name="Normal"><text:s text:c="2"/>display: flex;</text:p>
      <text:p text:style-name="Normal"><text:s text:c="2"/>align-items: center;</text:p>
      <text:p text:style-name="Normal"><text:s text:c="2"/>margin-bottom: var(--dl-space-space-doubleunit);</text:p>
      <text:p text:style-name="Normal"><text:s text:c="2"/>flex-direction: row;</text:p>
      <text:p text:style-name="Normal"><text:s text:c="2"/>justify-content: space-between;</text:p>
      <text:p text:style-name="Normal">}</text:p>
      <text:p text:style-name="Normal">.close-menu {</text:p>
      <text:p text:style-name="Normal"><text:s text:c="2"/>flex: 0 0 auto;</text:p>
      <text:p text:style-name="Normal"><text:s text:c="2"/>display: flex;</text:p>
      <text:p text:style-name="Normal"><text:s text:c="2"/>align-items: flex-start;</text:p>
      <text:p text:style-name="Normal"><text:s text:c="2"/>flex-direction: column;</text:p>
      <text:p text:style-name="Normal">}</text:p>
      <text:p text:style-name="Normal">.icon03 {</text:p>
      <text:p text:style-name="Normal"><text:s text:c="2"/>width: 24px;</text:p>
      <text:p text:style-name="Normal"><text:s text:c="2"/>height: 24px;</text:p>
      <text:p text:style-name="Normal">}</text:p>
      <text:p text:style-name="Normal">.right-side1 {</text:p>
      <text:soft-page-break/>
      <text:p text:style-name="Normal"><text:s text:c="2"/>width: 100%;</text:p>
      <text:p text:style-name="Normal"><text:s text:c="2"/>display: flex;</text:p>
      <text:p text:style-name="Normal"><text:s text:c="2"/>align-items: flex-start;</text:p>
      <text:p text:style-name="Normal"><text:s text:c="2"/>flex-direction: column;</text:p>
      <text:p text:style-name="Normal"><text:s text:c="2"/>justify-content: space-between;</text:p>
      <text:p text:style-name="Normal">}</text:p>
      <text:p text:style-name="Normal">.links-container1 {</text:p>
      <text:p text:style-name="Normal"><text:s text:c="2"/>display: flex;</text:p>
      <text:p text:style-name="Normal"><text:s text:c="2"/>align-items: flex-start;</text:p>
      <text:p text:style-name="Normal"><text:s text:c="2"/>margin-bottom: 16px;</text:p>
      <text:p text:style-name="Normal"><text:s text:c="2"/>flex-direction: column;</text:p>
      <text:p text:style-name="Normal"><text:s text:c="2"/>justify-content: space-between;</text:p>
      <text:p text:style-name="Normal">}</text:p>
      <text:p text:style-name="Normal">.text01 {</text:p>
      <text:p text:style-name="Normal"><text:s text:c="2"/>margin-bottom: 8px;</text:p>
      <text:p text:style-name="Normal">}</text:p>
      <text:p text:style-name="Normal">.text02 {</text:p>
      <text:p text:style-name="Normal"><text:s text:c="2"/>margin-bottom: 8px;</text:p>
      <text:p text:style-name="Normal">}</text:p>
      <text:p text:style-name="Normal">.text03 {</text:p>
      <text:p text:style-name="Normal"><text:s text:c="2"/>margin-bottom: 8px;</text:p>
      <text:p text:style-name="Normal">}</text:p>
      <text:p text:style-name="Normal">.link {</text:p>
      <text:p text:style-name="Normal"><text:s text:c="2"/>display: contents;</text:p>
      <text:p text:style-name="Normal">}</text:p>
      <text:p text:style-name="Normal">.follow-container {</text:p>
      <text:p text:style-name="Normal"><text:s text:c="2"/>display: flex;</text:p>
      <text:p text:style-name="Normal"><text:s text:c="2"/>align-items: flex-start;</text:p>
      <text:p text:style-name="Normal"><text:s text:c="2"/>flex-direction: column;</text:p>
      <text:p text:style-name="Normal"><text:s text:c="2"/>justify-content: space-between;</text:p>
      <text:p text:style-name="Normal">}</text:p>
      <text:soft-page-break/>
      <text:p text:style-name="Normal">.text05 {</text:p>
      <text:p text:style-name="Normal"><text:s text:c="2"/>padding-bottom: var(--dl-space-space-halfunit);</text:p>
      <text:p text:style-name="Normal">}</text:p>
      <text:p text:style-name="Normal">.icons-container {</text:p>
      <text:p text:style-name="Normal"><text:s text:c="2"/>width: 100px;</text:p>
      <text:p text:style-name="Normal"><text:s text:c="2"/>display: flex;</text:p>
      <text:p text:style-name="Normal"><text:s text:c="2"/>align-items: flex-start;</text:p>
      <text:p text:style-name="Normal"><text:s text:c="2"/>flex-direction: row;</text:p>
      <text:p text:style-name="Normal"><text:s text:c="2"/>justify-content: space-between;</text:p>
      <text:p text:style-name="Normal">}</text:p>
      <text:p text:style-name="Normal">.link1 {</text:p>
      <text:p text:style-name="Normal"><text:s text:c="2"/>display: contents;</text:p>
      <text:p text:style-name="Normal">}</text:p>
      <text:p text:style-name="Normal">.icon05 {</text:p>
      <text:p text:style-name="Normal"><text:s text:c="2"/>width: 24px;</text:p>
      <text:p text:style-name="Normal"><text:s text:c="2"/>height: 24px;</text:p>
      <text:p text:style-name="Normal">}</text:p>
      <text:p text:style-name="Normal">.link2 {</text:p>
      <text:p text:style-name="Normal"><text:s text:c="2"/>display: contents;</text:p>
      <text:p text:style-name="Normal">}</text:p>
      <text:p text:style-name="Normal">.icon07 {</text:p>
      <text:p text:style-name="Normal"><text:s text:c="2"/>width: 24px;</text:p>
      <text:p text:style-name="Normal"><text:s text:c="2"/>height: 24px;</text:p>
      <text:p text:style-name="Normal">}</text:p>
      <text:p text:style-name="Normal">.link3 {</text:p>
      <text:p text:style-name="Normal"><text:s text:c="2"/>display: contents;</text:p>
      <text:p text:style-name="Normal">}</text:p>
      <text:p text:style-name="Normal">.icon09 {</text:p>
      <text:p text:style-name="Normal"><text:s text:c="2"/>width: 24px;</text:p>
      <text:p text:style-name="Normal"><text:s text:c="2"/>height: 24px;</text:p>
      <text:p text:style-name="Normal">}</text:p>
      <text:soft-page-break/>
      <text:p text:style-name="Normal">.text06 {</text:p>
      <text:p text:style-name="Normal"><text:s text:c="2"/>color: #f70606;</text:p>
      <text:p text:style-name="Normal">}</text:p>
      <text:p text:style-name="Normal">.container01 {</text:p>
      <text:p text:style-name="Normal"><text:s text:c="2"/>flex: 0 0 auto;</text:p>
      <text:p text:style-name="Normal"><text:s text:c="2"/>width: auto;</text:p>
      <text:p text:style-name="Normal"><text:s text:c="2"/>border: 2px dashed rgba(120, 120, 120, 0.4);</text:p>
      <text:p text:style-name="Normal"><text:s text:c="2"/>height: auto;</text:p>
      <text:p text:style-name="Normal"><text:s text:c="2"/>display: flex;</text:p>
      <text:p text:style-name="Normal"><text:s text:c="2"/>align-items: flex-start;</text:p>
      <text:p text:style-name="Normal"><text:s text:c="2"/>justify-content: center;</text:p>
      <text:p text:style-name="Normal">}</text:p>
      <text:p text:style-name="Normal">.text07 {</text:p>
      <text:p text:style-name="Normal"><text:s text:c="2"/>color: #f90707;</text:p>
      <text:p text:style-name="Normal"><text:s text:c="2"/>font-size: 30px;</text:p>
      <text:p text:style-name="Normal"><text:s text:c="2"/>align-self: stretch;</text:p>
      <text:p text:style-name="Normal"><text:s text:c="2"/>box-shadow: 5px 5px 10px 0px #d4d4d4;</text:p>
      <text:p text:style-name="Normal"><text:s text:c="2"/>padding-top: var(--dl-space-space-doubleunit);</text:p>
      <text:p text:style-name="Normal"><text:s text:c="2"/>border-radius: var(--dl-radius-radius-radius4);</text:p>
      <text:p text:style-name="Normal"><text:s text:c="2"/>padding-bottom: var(--dl-space-space-doubleunit);</text:p>
      <text:p text:style-name="Normal"><text:s text:c="2"/>background-image: linear-gradient(90deg, rgb(189, 195, 199) 0.00%,rgb(27, 27, 28) 100.00%);</text:p>
      <text:p text:style-name="Normal">}</text:p>
      <text:p text:style-name="Normal">.main {</text:p>
      <text:p text:style-name="Normal"><text:s text:c="2"/>width: 100%;</text:p>
      <text:p text:style-name="Normal"><text:s text:c="2"/>display: flex;</text:p>
      <text:p text:style-name="Normal"><text:s text:c="2"/>align-items: center;</text:p>
      <text:p text:style-name="Normal"><text:s text:c="2"/>padding-top: var(--dl-space-space-quadruple);</text:p>
      <text:p text:style-name="Normal"><text:s text:c="2"/>padding-left: var(--dl-space-space-doubleunit);</text:p>
      <text:p text:style-name="Normal"><text:s text:c="2"/>padding-right: var(--dl-space-space-doubleunit);</text:p>
      <text:p text:style-name="Normal"><text:s text:c="2"/>flex-direction: column;</text:p>
      <text:p text:style-name="Normal"><text:s text:c="2"/>padding-bottom: var(--dl-space-space-quadruple);</text:p>
      <text:soft-page-break/>
      <text:p text:style-name="Normal"><text:s text:c="2"/>justify-content: flex-start;</text:p>
      <text:p text:style-name="Normal">}</text:p>
      <text:p text:style-name="Normal">.text10 {</text:p>
      <text:p text:style-name="Normal"><text:s text:c="2"/>color: var(--dl-color-gray-500);</text:p>
      <text:p text:style-name="Normal">}</text:p>
      <text:p text:style-name="Normal">.container02 {</text:p>
      <text:p text:style-name="Normal"><text:s text:c="2"/>flex: 0 0 auto;</text:p>
      <text:p text:style-name="Normal"><text:s text:c="2"/>width: auto;</text:p>
      <text:p text:style-name="Normal"><text:s text:c="2"/>height: 200px;</text:p>
      <text:p text:style-name="Normal"><text:s text:c="2"/>display: flex;</text:p>
      <text:p text:style-name="Normal"><text:s text:c="2"/>align-items: flex-start;</text:p>
      <text:p text:style-name="Normal"><text:s text:c="2"/>justify-content: center;</text:p>
      <text:p text:style-name="Normal">}</text:p>
      <text:p text:style-name="Normal">.image {</text:p>
      <text:p text:style-name="Normal"><text:s text:c="2"/>width: 458px;</text:p>
      <text:p text:style-name="Normal"><text:s text:c="2"/>height: 100%;</text:p>
      <text:p text:style-name="Normal"><text:s text:c="2"/>object-fit: cover;</text:p>
      <text:p text:style-name="Normal">}</text:p>
      <text:p text:style-name="Normal">.container03 {</text:p>
      <text:p text:style-name="Normal"><text:s text:c="2"/>flex: 0 0 auto;</text:p>
      <text:p text:style-name="Normal"><text:s text:c="2"/>width: auto;</text:p>
      <text:p text:style-name="Normal"><text:s text:c="2"/>height: 200px;</text:p>
      <text:p text:style-name="Normal"><text:s text:c="2"/>display: flex;</text:p>
      <text:p text:style-name="Normal"><text:s text:c="2"/>align-items: flex-start;</text:p>
      <text:p text:style-name="Normal"><text:s text:c="2"/>justify-content: center;</text:p>
      <text:p text:style-name="Normal">}</text:p>
      <text:p text:style-name="Normal">.container04 {</text:p>
      <text:p text:style-name="Normal"><text:s text:c="2"/>flex: 0 0 auto;</text:p>
      <text:p text:style-name="Normal"><text:s text:c="2"/>width: auto;</text:p>
      <text:p text:style-name="Normal"><text:s text:c="2"/>height: 200px;</text:p>
      <text:p text:style-name="Normal"><text:s text:c="2"/>display: flex;</text:p>
      <text:soft-page-break/>
      <text:p text:style-name="Normal"><text:s text:c="2"/>align-items: flex-start;</text:p>
      <text:p text:style-name="Normal"><text:s text:c="2"/>justify-content: center;</text:p>
      <text:p text:style-name="Normal">}</text:p>
      <text:p text:style-name="Normal">.container05 {</text:p>
      <text:p text:style-name="Normal"><text:s text:c="2"/>flex: 0 0 auto;</text:p>
      <text:p text:style-name="Normal"><text:s text:c="2"/>width: auto;</text:p>
      <text:p text:style-name="Normal"><text:s text:c="2"/>border: 2px dashed rgba(120, 120, 120, 0.4);</text:p>
      <text:p text:style-name="Normal"><text:s text:c="2"/>height: 200px;</text:p>
      <text:p text:style-name="Normal"><text:s text:c="2"/>display: flex;</text:p>
      <text:p text:style-name="Normal"><text:s text:c="2"/>align-items: flex-start;</text:p>
      <text:p text:style-name="Normal"><text:s text:c="2"/>justify-content: center;</text:p>
      <text:p text:style-name="Normal">}</text:p>
      <text:p text:style-name="Normal">.container06 {</text:p>
      <text:p text:style-name="Normal"><text:s text:c="2"/>display: flex;</text:p>
      <text:p text:style-name="Normal"><text:s text:c="2"/>align-items: center;</text:p>
      <text:p text:style-name="Normal"><text:s text:c="2"/>flex-direction: column;</text:p>
      <text:p text:style-name="Normal">}</text:p>
      <text:p text:style-name="Normal">.container07 {</text:p>
      <text:p text:style-name="Normal"><text:s text:c="2"/>border: 2px dashed rgba(120, 120, 120, 0.4);</text:p>
      <text:p text:style-name="Normal"><text:s text:c="2"/>display: flex;</text:p>
      <text:p text:style-name="Normal"><text:s text:c="2"/>align-items: center;</text:p>
      <text:p text:style-name="Normal"><text:s text:c="2"/>flex-direction: column;</text:p>
      <text:p text:style-name="Normal">}</text:p>
      <text:p text:style-name="Normal">.link4 {</text:p>
      <text:p text:style-name="Normal"><text:s text:c="2"/>display: contents;</text:p>
      <text:p text:style-name="Normal">}</text:p>
      <text:p text:style-name="Normal">.component1 {</text:p>
      <text:p text:style-name="Normal"><text:s text:c="2"/>text-decoration: none;</text:p>
      <text:p text:style-name="Normal">}</text:p>
      <text:p text:style-name="Normal">.container08 {</text:p>
      <text:p text:style-name="Normal"><text:s text:c="2"/>flex: 0 0 auto;</text:p>
      <text:soft-page-break/>
      <text:p text:style-name="Normal"><text:s text:c="2"/>width: 100%;</text:p>
      <text:p text:style-name="Normal"><text:s text:c="2"/>height: 100px;</text:p>
      <text:p text:style-name="Normal"><text:s text:c="2"/>display: flex;</text:p>
      <text:p text:style-name="Normal"><text:s text:c="2"/>align-items: center;</text:p>
      <text:p text:style-name="Normal"><text:s text:c="2"/>justify-content: center;</text:p>
      <text:p text:style-name="Normal">}</text:p>
      <text:p text:style-name="Normal">.text11 {</text:p>
      <text:p text:style-name="Normal"><text:s text:c="2"/>font-size: 60px;</text:p>
      <text:p text:style-name="Normal"><text:s text:c="2"/>font-family: Noto Sans;</text:p>
      <text:p text:style-name="Normal"><text:s text:c="2"/>border-color: var(--dl-color-gray-black);</text:p>
      <text:p text:style-name="Normal"><text:s text:c="2"/>border-width: var(--dl-size-size-halfunit);</text:p>
      <text:p text:style-name="Normal">}</text:p>
      <text:p text:style-name="Normal">.image1 {</text:p>
      <text:p text:style-name="Normal"><text:s text:c="2"/>width: 1162px;</text:p>
      <text:p text:style-name="Normal"><text:s text:c="2"/>height: 838px;</text:p>
      <text:p text:style-name="Normal"><text:s text:c="2"/>object-fit: cover;</text:p>
      <text:p text:style-name="Normal">}</text:p>
      <text:p text:style-name="Normal">.container09 {</text:p>
      <text:p text:style-name="Normal"><text:s text:c="2"/>width: auto;</text:p>
      <text:p text:style-name="Normal"><text:s text:c="2"/>height: 93px;</text:p>
      <text:p text:style-name="Normal"><text:s text:c="2"/>display: flex;</text:p>
      <text:p text:style-name="Normal"><text:s text:c="2"/>align-items: flex-start;</text:p>
      <text:p text:style-name="Normal"><text:s text:c="2"/>justify-content: center;</text:p>
      <text:p text:style-name="Normal">}</text:p>
      <text:p text:style-name="Normal">.container10 {</text:p>
      <text:p text:style-name="Normal"><text:s text:c="2"/>flex: 0 0 auto;</text:p>
      <text:p text:style-name="Normal"><text:s text:c="2"/>width: 100%;</text:p>
      <text:p text:style-name="Normal"><text:s text:c="2"/>height: auto;</text:p>
      <text:p text:style-name="Normal"><text:s text:c="2"/>display: flex;</text:p>
      <text:p text:style-name="Normal"><text:s text:c="2"/>align-items: center;</text:p>
      <text:p text:style-name="Normal"><text:s text:c="2"/>flex-direction: column;</text:p>
      <text:soft-page-break/>
      <text:p text:style-name="Normal">}</text:p>
      <text:p text:style-name="Normal">.link5 {</text:p>
      <text:p text:style-name="Normal"><text:s text:c="2"/>font-size: 50px;</text:p>
      <text:p text:style-name="Normal">}</text:p>
      <text:p text:style-name="Normal">.blog-post-card {</text:p>
      <text:p text:style-name="Normal"><text:s text:c="2"/>width: 100%;</text:p>
      <text:p text:style-name="Normal"><text:s text:c="2"/>border: 2px dashed rgba(120, 120, 120, 0.4);</text:p>
      <text:p text:style-name="Normal"><text:s text:c="2"/>display: flex;</text:p>
      <text:p text:style-name="Normal"><text:s text:c="2"/>max-width: 1400px;</text:p>
      <text:p text:style-name="Normal"><text:s text:c="2"/>box-shadow: 5px 5px 10px 0px rgba(18, 18, 18, 0.1);</text:p>
      <text:p text:style-name="Normal"><text:s text:c="2"/>transition: 0.3s;</text:p>
      <text:p text:style-name="Normal"><text:s text:c="2"/>align-items: center;</text:p>
      <text:p text:style-name="Normal"><text:s text:c="2"/>flex-direction: column;</text:p>
      <text:p text:style-name="Normal"><text:s text:c="2"/>justify-content: center;</text:p>
      <text:p text:style-name="Normal">}</text:p>
      <text:p text:style-name="Normal">.blog-post-card:hover {</text:p>
      <text:p text:style-name="Normal"><text:s text:c="2"/>transform: scale(1.02);</text:p>
      <text:p text:style-name="Normal">}</text:p>
      <text:p text:style-name="Normal">.footer {</text:p>
      <text:p text:style-name="Normal"><text:s text:c="2"/>color: var(--dl-color-gray-white);</text:p>
      <text:p text:style-name="Normal"><text:s text:c="2"/>width: 100%;</text:p>
      <text:p text:style-name="Normal"><text:s text:c="2"/>height: 195px;</text:p>
      <text:p text:style-name="Normal"><text:s text:c="2"/>display: flex;</text:p>
      <text:p text:style-name="Normal"><text:s text:c="2"/>padding: var(--dl-space-space-tripleunit);</text:p>
      <text:p text:style-name="Normal"><text:s text:c="2"/>align-items: center;</text:p>
      <text:p text:style-name="Normal"><text:s text:c="2"/>flex-direction: row;</text:p>
      <text:p text:style-name="Normal"><text:s text:c="2"/>justify-content: center;</text:p>
      <text:p text:style-name="Normal"><text:s text:c="2"/>background-color: var(--dl-color-gray-black);</text:p>
      <text:p text:style-name="Normal">}</text:p>
      <text:p text:style-name="Normal">.menu {</text:p>
      <text:p text:style-name="Normal"><text:s text:c="2"/>width: 100%;</text:p>
      <text:soft-page-break/>
      <text:p text:style-name="Normal"><text:s text:c="2"/>display: flex;</text:p>
      <text:p text:style-name="Normal"><text:s text:c="2"/>max-width: 1000px;</text:p>
      <text:p text:style-name="Normal"><text:s text:c="2"/>align-items: center;</text:p>
      <text:p text:style-name="Normal"><text:s text:c="2"/>flex-direction: row;</text:p>
      <text:p text:style-name="Normal"><text:s text:c="2"/>justify-content: space-between;</text:p>
      <text:p text:style-name="Normal">}</text:p>
      <text:p text:style-name="Normal">.links-container2 {</text:p>
      <text:p text:style-name="Normal"><text:s text:c="2"/>display: flex;</text:p>
      <text:p text:style-name="Normal"><text:s text:c="2"/>align-items: center;</text:p>
      <text:p text:style-name="Normal"><text:s text:c="2"/>flex-direction: row;</text:p>
      <text:p text:style-name="Normal"><text:s text:c="2"/>justify-content: space-between;</text:p>
      <text:p text:style-name="Normal">}</text:p>
      <text:p text:style-name="Normal">.container11 {</text:p>
      <text:p text:style-name="Normal"><text:s text:c="2"/>display: flex;</text:p>
      <text:p text:style-name="Normal"><text:s text:c="2"/>align-items: flex-start;</text:p>
      <text:p text:style-name="Normal"><text:s text:c="2"/>margin-left: 100px;</text:p>
      <text:p text:style-name="Normal"><text:s text:c="2"/>flex-direction: column;</text:p>
      <text:p text:style-name="Normal">}</text:p>
      <text:p text:style-name="Normal">.link6 {</text:p>
      <text:p text:style-name="Normal"><text:s text:c="2"/>margin-bottom: var(--dl-space-space-unit);</text:p>
      <text:p text:style-name="Normal"><text:s text:c="2"/>text-decoration: none;</text:p>
      <text:p text:style-name="Normal">}</text:p>
      <text:p text:style-name="Normal">.link7 {</text:p>
      <text:p text:style-name="Normal"><text:s text:c="2"/>text-decoration: none;</text:p>
      <text:p text:style-name="Normal">}</text:p>
      <text:p text:style-name="Normal">@media(max-width: 767px) {</text:p>
      <text:p text:style-name="Normal"><text:s text:c="2"/>.right-side {</text:p>
      <text:p text:style-name="Normal"><text:s text:c="4"/>display: none;</text:p>
      <text:p text:style-name="Normal"><text:s text:c="2"/>}</text:p>
      <text:p text:style-name="Normal"><text:s text:c="2"/>.burger-menu {</text:p>
      <text:p text:style-name="Normal"><text:s text:c="4"/>display: flex;</text:p>
      <text:soft-page-break/>
      <text:p text:style-name="Normal"><text:s text:c="2"/>}</text:p>
      <text:p text:style-name="Normal"><text:s text:c="2"/>.text06 {</text:p>
      <text:p text:style-name="Normal"><text:s text:c="4"/>font-size: 2.5rem;</text:p>
      <text:p text:style-name="Normal"><text:s text:c="2"/>}</text:p>
      <text:p text:style-name="Normal"><text:s text:c="2"/>.text07 {</text:p>
      <text:p text:style-name="Normal"><text:s text:c="4"/>text-align: center;</text:p>
      <text:p text:style-name="Normal"><text:s text:c="2"/>}</text:p>
      <text:p text:style-name="Normal"><text:s text:c="2"/>.main {</text:p>
      <text:p text:style-name="Normal"><text:s text:c="4"/>padding-left: var(--dl-space-space-unit);</text:p>
      <text:p text:style-name="Normal"><text:s text:c="4"/>padding-right: var(--dl-space-space-unit);</text:p>
      <text:p text:style-name="Normal"><text:s text:c="2"/>}</text:p>
      <text:p text:style-name="Normal"><text:s text:c="2"/>.menu {</text:p>
      <text:p text:style-name="Normal"><text:s text:c="4"/>flex-direction: column;</text:p>
      <text:p text:style-name="Normal"><text:s text:c="2"/>}</text:p>
      <text:p text:style-name="Normal"><text:s text:c="2"/>.links-container2 {</text:p>
      <text:p text:style-name="Normal"><text:s text:c="4"/>margin-top: var(--dl-space-space-tripleunit);</text:p>
      <text:p text:style-name="Normal"><text:s text:c="4"/>margin-bottom: var(--dl-space-space-tripleunit);</text:p>
      <text:p text:style-name="Normal"><text:s text:c="4"/>justify-content: space-between;</text:p>
      <text:p text:style-name="Normal"><text:s text:c="2"/>}</text:p>
      <text:p text:style-name="Normal">}</text:p>
      <text:p text:style-name="Normal">@media(max-width: 479px) {</text:p>
      <text:p text:style-name="Normal"><text:s text:c="2"/>.text06 {</text:p>
      <text:p text:style-name="Normal"><text:s text:c="4"/>font-size: 2rem;</text:p>
      <text:p text:style-name="Normal"><text:s text:c="4"/>text-align: center;</text:p>
      <text:p text:style-name="Normal"><text:s text:c="2"/>}</text:p>
      <text:p text:style-name="Normal"><text:s text:c="2"/>.links-container2 {</text:p>
      <text:p text:style-name="Normal"><text:s text:c="4"/>margin-top: var(--dl-space-space-doubleunit);</text:p>
      <text:p text:style-name="Normal"><text:s text:c="4"/>align-items: flex-start;</text:p>
      <text:p text:style-name="Normal"><text:s text:c="4"/>justify-content: flex-start;</text:p>
      <text:p text:style-name="Normal"><text:s text:c="2"/>}</text:p>
      <text:p text:style-name="Normal"><text:s text:c="2"/>.container11 {</text:p>
      <text:soft-page-break/>
      <text:p text:style-name="Normal"><text:s text:c="4"/>height: 100%;</text:p>
      <text:p text:style-name="Normal"><text:s text:c="4"/>align-items: flex-start;</text:p>
      <text:p text:style-name="Normal"><text:s text:c="4"/>margin-left: 50px;</text:p>
      <text:p text:style-name="Normal"><text:s text:c="2"/>}</text:p>
      <text:p text:style-name="Normal"><text:s text:c="2"/>.link6 {</text:p>
      <text:p text:style-name="Normal"><text:s text:c="4"/>margin-bottom: var(--dl-space-space-halfunit);</text:p>
      <text:p text:style-name="Normal"><text:s text:c="2"/>}</text:p>
      <text:p text:style-name="Normal"><text:s text:c="2"/>.link7 {</text:p>
      <text:p text:style-name="Normal"><text:s text:c="4"/>margin-bottom: var(--dl-space-space-halfunit);</text:p>
      <text:p text:style-name="Normal"><text:s text:c="2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eal Smith</meta:initial-creator>
    <dc:creator>Micheal Smith</dc:creator>
    <meta:creation-date>2022-04-29T20:27:00Z</meta:creation-date>
    <dc:date>2022-04-29T20:28:00Z</dc:date>
    <meta:template xlink:href="Normal" xlink:type="simple"/>
    <meta:editing-cycles>1</meta:editing-cycles>
    <meta:editing-duration>PT60S</meta:editing-duration>
    <meta:document-statistic meta:page-count="13" meta:paragraph-count="14" meta:word-count="1098" meta:character-count="7345" meta:row-count="52" meta:non-whitespace-character-count="6261"/>
  </office:meta>
</office:document-meta>
</file>